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1-2014</text:p>
      <text:p text:style-name="P44"><text:span text:style-name="T5">Maturín, </text:span><text:span text:style-name="Fuente_20_de_20_párrafo_20_predeter."><text:span text:style-name="T3">1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4-2014</text:span><text:span text:style-name="T14"> </text:span><text:span text:style-name="T8">DE FECHA 07-07-2014</text:span></text:p>
      <text:p text:style-name="P36"/>
      <text:p text:style-name="P29"><text:span text:style-name="T8">OBJETO: </text:span><text:span text:style-name="T9">Procedimiento de Consulta de Precios Nº CEM-PC-02-01-0034-2014, para la la Adquisición de material de limpieza para  uso exclusivo de este Órgano Contralor. </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ULTISERVICIOS LA MARCA,C.A<text:line-break/>- Oferta "B": RST SERVICIOS,C.A<text:line-break/>- Oferta "C": SUMINISTROS GPO,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ULTISERVICIOS LA MARCA,C.A</text:span></text:p>
          </table:table-cell>
          <table:table-cell table:style-name="Tabla3.A3" office:value-type="string">
            <text:p text:style-name="P49">Oferta mas Economica<text:line-break/><text:line-break/>Monto oferta "A"</text:p>
          </table:table-cell>
          <table:table-cell table:style-name="Tabla3.A3" office:value-type="string">
            <text:p text:style-name="P49">66.609,54<text:line-break/><text:line-break/><text:line-break/>66.609,54</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RST SERVICIOS,C.A</text:span></text:p>
          </table:table-cell>
          <table:table-cell table:style-name="Tabla3.A3" office:value-type="string">
            <text:p text:style-name="P49">Oferta mas Economica<text:line-break/><text:line-break/>Monto oferta "B"</text:p>
          </table:table-cell>
          <table:table-cell table:style-name="Tabla3.A3" office:value-type="string">
            <text:p text:style-name="P49">66.609,5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UMINISTROS GPO,C.A</text:span></text:p>
          </table:table-cell>
          <table:table-cell table:style-name="Tabla3.A3" office:value-type="string">
            <text:p text:style-name="P49">Oferta mas Economica<text:line-break/><text:line-break/>Monto oferta "C"</text:p>
          </table:table-cell>
          <table:table-cell table:style-name="Tabla3.A3" office:value-type="string">
            <text:p text:style-name="P49">66.609,5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ULTISERVICIOS LA MARCA,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row table:style-name="Tabla1.4">
          <table:table-cell table:style-name="Tabla1.A2" office:value-type="string">
            <text:p text:style-name="P2">"B"</text:p>
          </table:table-cell>
          <table:table-cell table:style-name="Tabla1.A2" office:value-type="string">
            <text:p text:style-name="P42">RST SERVICIOS,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UMINISTROS GPO,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ULTISERVICIOS LA MARCA, C.A, SUMINISTROS GPO, C.A y RST SERVICIOS, C.A quienes cuentan con reconocida experiencia en todo lo relacionado con el ramo, de las cuales solo MULTISERVICIOS LA MARCA, C.A, presento oferta, de igual manera se efectuó la revisión y análisis de la documentación contenida en el expediente administrativo, a la luz de la normativa legal vigente, constatando que la empresa oferente cumple con las especificaciones técnicas establecidas en las invitaciones, ofreciendo calidad de servicio y tiempo de respuesta.</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MULTISERVICIOS LA MARCA, C.A., califica como ganadora en el presente procedimiento de selección de contratistas, por cuanto su oferta económica se ajusta a lo solicitado acompañado de excelente calidad en los productos ofertados, aspectos que nos permiten realizar la siguiente recomendación. <text:line-break/>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4-2014 para la Adquisición de material de limpieza, para uso exclusivo de éste Órgano de Control Fiscal, a la empresa MULTISERVICIOS LA MARCA, C.A., Rif J-31309951-1 por un monto de SESENTA Y SEIS MIL SEISCIENTOS NUEVE BOLÍVARES CON CINCUENTA Y CUATRO CÉNTIMOS (Bs 66.609,54), incluyendo IVA, para los renglones y cantidades requerida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